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d557" style:font-weight-asian="bold" style:font-weight-complex="bold"/>
    </style:style>
    <style:style style:name="P3" style:family="paragraph" style:parent-style-name="Standard">
      <style:text-properties fo:font-weight="bold" officeooo:rsid="0007d557" officeooo:paragraph-rsid="0007d557" style:font-weight-asian="bold" style:font-weight-complex="bold"/>
    </style:style>
    <style:style style:name="P4" style:family="paragraph" style:parent-style-name="Standard">
      <style:text-properties officeooo:paragraph-rsid="0007d557"/>
    </style:style>
    <style:style style:name="P5" style:family="paragraph" style:parent-style-name="Standard">
      <style:text-properties officeooo:rsid="0007d557" officeooo:paragraph-rsid="0007d557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9.1. <text:span text:style-name="T1">Inventa un método de cifrado simétrico para comunicarte de manera segura con un compañero. Describe sus características.</text:span></text:p>
      <text:p text:style-name="P3"><text:span text:style-name="T1"/></text:p>
      <text:p text:style-name="P3"><text:span text:style-name="T1">Método: Intercambiar la letra por el numero que ocupa en el alfabeto español, cada letra serán dos números, si solo ocupa un numero se le añade un cero antes.</text:span></text:p>
      <text:p text:style-name="P3"><text:span text:style-name="T1"/></text:p>
      <text:p text:style-name="P3"><text:span text:style-name="T1">Mensaje:</text:span></text:p>
      <text:p text:style-name="P5">HOLA</text:p>
      <text:p text:style-name="P5"/>
      <text:p text:style-name="P5">Mensaje encriptado:</text:p>
      <text:p text:style-name="P5">09181301</text:p>
      <text:p text:style-name="P4"/>
      <text:p text:style-name="P2">4.9.2. <text:span text:style-name="T1">Descubre el resultado de cifrar mediante el algoritmo César la siguiente frase: La máquina Enigma fue utilizada por los alemanes utilizando como palabra clave “secreta”.</text:span></text:p>
      <text:p text:style-name="P2"><text:span text:style-name="T1"/></text:p>
      <text:p text:style-name="P3"><text:span text:style-name="T1">Clave: 3</text:span></text:p>
      <text:p text:style-name="P3"><text:span text:style-name="T1"/></text:p>
      <text:p text:style-name="P2"><text:span text:style-name="T1">Ñd oátxlpd Hpljod ixh xwlñlcdgd sru ñrv dñhodphv xwlñlcdpgr fror sdñdeud fñdyh “vhfuhwd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2-09T12:21:48.662189431</meta:creation-date>
    <dc:date>2019-12-09T12:32:41.584909983</dc:date>
    <dc:creator>I103-02 </dc:creator>
    <meta:editing-duration>PT32S</meta:editing-duration>
    <meta:editing-cycles>1</meta:editing-cycles>
    <meta:document-statistic meta:table-count="0" meta:image-count="0" meta:object-count="0" meta:page-count="1" meta:paragraph-count="9" meta:word-count="93" meta:character-count="597" meta:non-whitespace-character-count="513"/>
    <meta:generator>LibreOffice/6.0.2.1.0$Linux_X86_64 LibreOffice_project/00m0$Build-1</meta:generator>
  </office:meta>
</office:document-meta>
</file>